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5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00ccff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number-columns-repeated="2"/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white space</text:p>
          </table:table-cell>
          <table:table-cell table:style-name="ce2" office:value-type="string" calcext:value-type="string">
            <text:p>resto</text:p>
          </table:table-cell>
          <table:table-cell table:number-columns-repeated="1009"/>
        </table:table-row>
        <table:table-row table:style-name="ro1">
          <table:table-cell table:style-name="ce2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LE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2"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LA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LE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float" office:value="8" calcext:value-type="float">
            <text:p>8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ELA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TO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RRO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TOS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RROS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NOS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IS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TEIRO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AL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ite space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RRO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6:12:40.058618841</meta:creation-date>
    <dc:date>2017-06-02T16:27:57.687615019</dc:date>
    <meta:editing-duration>PT4M47S</meta:editing-duration>
    <meta:editing-cycles>1</meta:editing-cycles>
    <meta:document-statistic meta:table-count="1" meta:cell-count="70" meta:object-count="0"/>
    <meta:generator>LibreOffice/5.1.4.2$Linux_X86_64 LibreOffice_project/10m0$Build-2</meta:generator>
  </office:meta>
</office:document-meta>
</file>